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C_L</text:p>
          </table:table-cell>
          <table:table-cell office:value-type="string" calcext:value-type="string">
            <text:p>C_D</text:p>
          </table:table-cell>
          <table:table-cell office:value-type="string" calcext:value-type="string">
            <text:p>C_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2865585496114" calcext:value-type="float">
            <text:p>16.2865585496114</text:p>
          </table:table-cell>
          <table:table-cell office:value-type="float" office:value="-5" calcext:value-type="float">
            <text:p>-5</text:p>
          </table:table-cell>
          <table:table-cell office:value-type="float" office:value="-0.508313076900623" calcext:value-type="float">
            <text:p>-0.508313076900623</text:p>
          </table:table-cell>
          <table:table-cell office:value-type="float" office:value="0.0534884065335751" calcext:value-type="float">
            <text:p>0.053488406533575</text:p>
          </table:table-cell>
          <table:table-cell office:value-type="float" office:value="-0.0179127425588796" calcext:value-type="float">
            <text:p>-0.017912742558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2865585496114" calcext:value-type="float">
            <text:p>16.2865585496114</text:p>
          </table:table-cell>
          <table:table-cell office:value-type="float" office:value="0" calcext:value-type="float">
            <text:p>0</text:p>
          </table:table-cell>
          <table:table-cell office:value-type="float" office:value="0.0675427910102859" calcext:value-type="float">
            <text:p>0.067542791010286</text:p>
          </table:table-cell>
          <table:table-cell office:value-type="float" office:value="0.0379434044849302" calcext:value-type="float">
            <text:p>0.03794340448493</text:p>
          </table:table-cell>
          <table:table-cell office:value-type="float" office:value="0.000966494366388376" calcext:value-type="float">
            <text:p>0.0009664943663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2865585496114" calcext:value-type="float">
            <text:p>16.2865585496114</text:p>
          </table:table-cell>
          <table:table-cell office:value-type="float" office:value="10" calcext:value-type="float">
            <text:p>10</text:p>
          </table:table-cell>
          <table:table-cell office:value-type="float" office:value="1.20817845196065" calcext:value-type="float">
            <text:p>1.20817845196065</text:p>
          </table:table-cell>
          <table:table-cell office:value-type="float" office:value="0.271829774971258" calcext:value-type="float">
            <text:p>0.271829774971258</text:p>
          </table:table-cell>
          <table:table-cell office:value-type="float" office:value="0.056523147254752" calcext:value-type="float">
            <text:p>0.0565231472547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2865585496114" calcext:value-type="float">
            <text:p>16.2865585496114</text:p>
          </table:table-cell>
          <table:table-cell office:value-type="float" office:value="20" calcext:value-type="float">
            <text:p>20</text:p>
          </table:table-cell>
          <table:table-cell office:value-type="float" office:value="2.81801446172155" calcext:value-type="float">
            <text:p>2.81801446172155</text:p>
          </table:table-cell>
          <table:table-cell office:value-type="float" office:value="1.12270897179241" calcext:value-type="float">
            <text:p>1.12270897179241</text:p>
          </table:table-cell>
          <table:table-cell office:value-type="float" office:value="0.142272077270879" calcext:value-type="float">
            <text:p>0.1422720772708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2865585496114" calcext:value-type="float">
            <text:p>16.2865585496114</text:p>
          </table:table-cell>
          <table:table-cell office:value-type="float" office:value="30" calcext:value-type="float">
            <text:p>30</text:p>
          </table:table-cell>
          <table:table-cell office:value-type="float" office:value="4.13679702729536" calcext:value-type="float">
            <text:p>4.13679702729536</text:p>
          </table:table-cell>
          <table:table-cell office:value-type="float" office:value="2.54241358585883" calcext:value-type="float">
            <text:p>2.54241358585883</text:p>
          </table:table-cell>
          <table:table-cell office:value-type="float" office:value="0.222603484875553" calcext:value-type="float">
            <text:p>0.2226034848755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2865585496114" calcext:value-type="float">
            <text:p>16.2865585496114</text:p>
          </table:table-cell>
          <table:table-cell office:value-type="float" office:value="33" calcext:value-type="float">
            <text:p>33</text:p>
          </table:table-cell>
          <table:table-cell office:value-type="float" office:value="3.96431524012472" calcext:value-type="float">
            <text:p>3.96431524012472</text:p>
          </table:table-cell>
          <table:table-cell office:value-type="float" office:value="2.7229418724154" calcext:value-type="float">
            <text:p>2.7229418724154</text:p>
          </table:table-cell>
          <table:table-cell office:value-type="float" office:value="0.139507802743015" calcext:value-type="float">
            <text:p>0.1395078027430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2865585496114" calcext:value-type="float">
            <text:p>16.2865585496114</text:p>
          </table:table-cell>
          <table:table-cell office:value-type="float" office:value="42.8" calcext:value-type="float">
            <text:p>42.8</text:p>
          </table:table-cell>
          <table:table-cell office:value-type="float" office:value="4.04465563654953" calcext:value-type="float">
            <text:p>4.04465563654953</text:p>
          </table:table-cell>
          <table:table-cell office:value-type="float" office:value="3.93621040556719" calcext:value-type="float">
            <text:p>3.93621040556719</text:p>
          </table:table-cell>
          <table:table-cell office:value-type="float" office:value="0.253187744201073" calcext:value-type="float">
            <text:p>0.2531877442010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2865585496114" calcext:value-type="float">
            <text:p>16.2865585496114</text:p>
          </table:table-cell>
          <table:table-cell office:value-type="float" office:value="42.8" calcext:value-type="float">
            <text:p>42.8</text:p>
          </table:table-cell>
          <table:table-cell office:value-type="float" office:value="4.08383748798477" calcext:value-type="float">
            <text:p>4.08383748798477</text:p>
          </table:table-cell>
          <table:table-cell office:value-type="float" office:value="3.98464544946486" calcext:value-type="float">
            <text:p>3.98464544946486</text:p>
          </table:table-cell>
          <table:table-cell office:value-type="float" office:value="0.264229281467463" calcext:value-type="float">
            <text:p>0.2642292814674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8489235192619" calcext:value-type="float">
            <text:p>17.8489235192619</text:p>
          </table:table-cell>
          <table:table-cell office:value-type="float" office:value="-5" calcext:value-type="float">
            <text:p>-5</text:p>
          </table:table-cell>
          <table:table-cell office:value-type="float" office:value="-0.426890238611527" calcext:value-type="float">
            <text:p>-0.426890238611527</text:p>
          </table:table-cell>
          <table:table-cell office:value-type="float" office:value="0.0579180442245365" calcext:value-type="float">
            <text:p>0.057918044224537</text:p>
          </table:table-cell>
          <table:table-cell office:value-type="float" office:value="-0.0179945979130688" calcext:value-type="float">
            <text:p>-0.0179945979130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8489235192619" calcext:value-type="float">
            <text:p>17.8489235192619</text:p>
          </table:table-cell>
          <table:table-cell office:value-type="float" office:value="0" calcext:value-type="float">
            <text:p>0</text:p>
          </table:table-cell>
          <table:table-cell office:value-type="float" office:value="0.205303022528253" calcext:value-type="float">
            <text:p>0.205303022528253</text:p>
          </table:table-cell>
          <table:table-cell office:value-type="float" office:value="0.0371545422107794" calcext:value-type="float">
            <text:p>0.037154542210779</text:p>
          </table:table-cell>
          <table:table-cell office:value-type="float" office:value="0.00235205822962673" calcext:value-type="float">
            <text:p>0.0023520582296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8489235192619" calcext:value-type="float">
            <text:p>17.8489235192619</text:p>
          </table:table-cell>
          <table:table-cell office:value-type="float" office:value="10" calcext:value-type="float">
            <text:p>10</text:p>
          </table:table-cell>
          <table:table-cell office:value-type="float" office:value="1.26086908494425" calcext:value-type="float">
            <text:p>1.26086908494425</text:p>
          </table:table-cell>
          <table:table-cell office:value-type="float" office:value="0.280683016018265" calcext:value-type="float">
            <text:p>0.280683016018265</text:p>
          </table:table-cell>
          <table:table-cell office:value-type="float" office:value="0.0615779048161786" calcext:value-type="float">
            <text:p>0.0615779048161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8489235192619" calcext:value-type="float">
            <text:p>17.8489235192619</text:p>
          </table:table-cell>
          <table:table-cell office:value-type="float" office:value="20" calcext:value-type="float">
            <text:p>20</text:p>
          </table:table-cell>
          <table:table-cell office:value-type="float" office:value="2.858747050872" calcext:value-type="float">
            <text:p>2.858747050872</text:p>
          </table:table-cell>
          <table:table-cell office:value-type="float" office:value="1.11529444622494" calcext:value-type="float">
            <text:p>1.11529444622494</text:p>
          </table:table-cell>
          <table:table-cell office:value-type="float" office:value="0.140105988372605" calcext:value-type="float">
            <text:p>0.1401059883726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8489235192619" calcext:value-type="float">
            <text:p>17.8489235192619</text:p>
          </table:table-cell>
          <table:table-cell office:value-type="float" office:value="30" calcext:value-type="float">
            <text:p>30</text:p>
          </table:table-cell>
          <table:table-cell office:value-type="float" office:value="3.84616516053447" calcext:value-type="float">
            <text:p>3.84616516053447</text:p>
          </table:table-cell>
          <table:table-cell office:value-type="float" office:value="2.33374823854096" calcext:value-type="float">
            <text:p>2.33374823854096</text:p>
          </table:table-cell>
          <table:table-cell office:value-type="float" office:value="0.207878260195505" calcext:value-type="float">
            <text:p>0.2078782601955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8489235192619" calcext:value-type="float">
            <text:p>17.8489235192619</text:p>
          </table:table-cell>
          <table:table-cell office:value-type="float" office:value="40" calcext:value-type="float">
            <text:p>40</text:p>
          </table:table-cell>
          <table:table-cell office:value-type="float" office:value="3.82338361025576" calcext:value-type="float">
            <text:p>3.82338361025576</text:p>
          </table:table-cell>
          <table:table-cell office:value-type="float" office:value="3.35061142881179" calcext:value-type="float">
            <text:p>3.35061142881179</text:p>
          </table:table-cell>
          <table:table-cell office:value-type="float" office:value="0.228216717690746" calcext:value-type="float">
            <text:p>0.2282167176907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8489235192619" calcext:value-type="float">
            <text:p>17.8489235192619</text:p>
          </table:table-cell>
          <table:table-cell office:value-type="float" office:value="43" calcext:value-type="float">
            <text:p>43</text:p>
          </table:table-cell>
          <table:table-cell office:value-type="float" office:value="3.61236615520249" calcext:value-type="float">
            <text:p>3.61236615520249</text:p>
          </table:table-cell>
          <table:table-cell office:value-type="float" office:value="3.54570662053681" calcext:value-type="float">
            <text:p>3.54570662053681</text:p>
          </table:table-cell>
          <table:table-cell office:value-type="float" office:value="0.231546508386387" calcext:value-type="float">
            <text:p>0.2315465083863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8982236504614" calcext:value-type="float">
            <text:p>18.8982236504614</text:p>
          </table:table-cell>
          <table:table-cell office:value-type="float" office:value="-5" calcext:value-type="float">
            <text:p>-5</text:p>
          </table:table-cell>
          <table:table-cell office:value-type="float" office:value="-0.460785762318919" calcext:value-type="float">
            <text:p>-0.460785762318919</text:p>
          </table:table-cell>
          <table:table-cell office:value-type="float" office:value="0.0686606152330752" calcext:value-type="float">
            <text:p>0.068660615233075</text:p>
          </table:table-cell>
          <table:table-cell office:value-type="float" office:value="-0.0240390828537848" calcext:value-type="float">
            <text:p>-0.0240390828537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8982236504614" calcext:value-type="float">
            <text:p>18.8982236504614</text:p>
          </table:table-cell>
          <table:table-cell office:value-type="float" office:value="0" calcext:value-type="float">
            <text:p>0</text:p>
          </table:table-cell>
          <table:table-cell office:value-type="float" office:value="0.0197762167160664" calcext:value-type="float">
            <text:p>0.019776216716066</text:p>
          </table:table-cell>
          <table:table-cell office:value-type="float" office:value="0.033158559151432" calcext:value-type="float">
            <text:p>0.033158559151432</text:p>
          </table:table-cell>
          <table:table-cell office:value-type="float" office:value="-0.00139103374042076" calcext:value-type="float">
            <text:p>-0.0013910337404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8982236504614" calcext:value-type="float">
            <text:p>18.8982236504614</text:p>
          </table:table-cell>
          <table:table-cell office:value-type="float" office:value="10" calcext:value-type="float">
            <text:p>10</text:p>
          </table:table-cell>
          <table:table-cell office:value-type="float" office:value="1.11256070335504" calcext:value-type="float">
            <text:p>1.11256070335504</text:p>
          </table:table-cell>
          <table:table-cell office:value-type="float" office:value="0.260018962965811" calcext:value-type="float">
            <text:p>0.260018962965811</text:p>
          </table:table-cell>
          <table:table-cell office:value-type="float" office:value="0.0525533377109489" calcext:value-type="float">
            <text:p>0.0525533377109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8982236504614" calcext:value-type="float">
            <text:p>18.8982236504614</text:p>
          </table:table-cell>
          <table:table-cell office:value-type="float" office:value="20" calcext:value-type="float">
            <text:p>20</text:p>
          </table:table-cell>
          <table:table-cell office:value-type="float" office:value="2.69519882759734" calcext:value-type="float">
            <text:p>2.69519882759734</text:p>
          </table:table-cell>
          <table:table-cell office:value-type="float" office:value="1.06884317078799" calcext:value-type="float">
            <text:p>1.06884317078799</text:p>
          </table:table-cell>
          <table:table-cell office:value-type="float" office:value="0.13551255213623" calcext:value-type="float">
            <text:p>0.135512552136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8982236504614" calcext:value-type="float">
            <text:p>18.8982236504614</text:p>
          </table:table-cell>
          <table:table-cell office:value-type="float" office:value="30" calcext:value-type="float">
            <text:p>30</text:p>
          </table:table-cell>
          <table:table-cell office:value-type="float" office:value="3.98996851604275" calcext:value-type="float">
            <text:p>3.98996851604275</text:p>
          </table:table-cell>
          <table:table-cell office:value-type="float" office:value="2.4389375156071" calcext:value-type="float">
            <text:p>2.4389375156071</text:p>
          </table:table-cell>
          <table:table-cell office:value-type="float" office:value="0.206584740665223" calcext:value-type="float">
            <text:p>0.2065847406652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8982236504614" calcext:value-type="float">
            <text:p>18.8982236504614</text:p>
          </table:table-cell>
          <table:table-cell office:value-type="float" office:value="38" calcext:value-type="float">
            <text:p>38</text:p>
          </table:table-cell>
          <table:table-cell office:value-type="float" office:value="3.65251674640694" calcext:value-type="float">
            <text:p>3.65251674640694</text:p>
          </table:table-cell>
          <table:table-cell office:value-type="float" office:value="3.00027387092027" calcext:value-type="float">
            <text:p>3.00027387092027</text:p>
          </table:table-cell>
          <table:table-cell office:value-type="float" office:value="0.208566560898345" calcext:value-type="float">
            <text:p>0.2085665608983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8982236504614" calcext:value-type="float">
            <text:p>18.8982236504614</text:p>
          </table:table-cell>
          <table:table-cell office:value-type="float" office:value="43" calcext:value-type="float">
            <text:p>43</text:p>
          </table:table-cell>
          <table:table-cell office:value-type="float" office:value="1.87363377746026" calcext:value-type="float">
            <text:p>1.87363377746026</text:p>
          </table:table-cell>
          <table:table-cell office:value-type="float" office:value="1.86642319199153" calcext:value-type="float">
            <text:p>1.86642319199153</text:p>
          </table:table-cell>
          <table:table-cell office:value-type="float" office:value="0.643316597134053" calcext:value-type="float">
            <text:p>0.6433165971340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8294786019818" calcext:value-type="float">
            <text:p>19.8294786019818</text:p>
          </table:table-cell>
          <table:table-cell office:value-type="float" office:value="-5" calcext:value-type="float">
            <text:p>-5</text:p>
          </table:table-cell>
          <table:table-cell office:value-type="float" office:value="-0.471005766232757" calcext:value-type="float">
            <text:p>-0.471005766232757</text:p>
          </table:table-cell>
          <table:table-cell office:value-type="float" office:value="0.0246321889445712" calcext:value-type="float">
            <text:p>0.024632188944571</text:p>
          </table:table-cell>
          <table:table-cell office:value-type="float" office:value="-0.0211046964223109" calcext:value-type="float">
            <text:p>-0.0211046964223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8294786019818" calcext:value-type="float">
            <text:p>19.8294786019818</text:p>
          </table:table-cell>
          <table:table-cell office:value-type="float" office:value="0" calcext:value-type="float">
            <text:p>0</text:p>
          </table:table-cell>
          <table:table-cell office:value-type="float" office:value="-0.0186579961573658" calcext:value-type="float">
            <text:p>-0.018657996157366</text:p>
          </table:table-cell>
          <table:table-cell office:value-type="float" office:value="0.0331320010058111" calcext:value-type="float">
            <text:p>0.033132001005811</text:p>
          </table:table-cell>
          <table:table-cell office:value-type="float" office:value="-0.00141537004546782" calcext:value-type="float">
            <text:p>-0.0014153700454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8294786019818" calcext:value-type="float">
            <text:p>19.8294786019818</text:p>
          </table:table-cell>
          <table:table-cell office:value-type="float" office:value="10" calcext:value-type="float">
            <text:p>10</text:p>
          </table:table-cell>
          <table:table-cell office:value-type="float" office:value="1.27334601598188" calcext:value-type="float">
            <text:p>1.27334601598188</text:p>
          </table:table-cell>
          <table:table-cell office:value-type="float" office:value="0.277896233604379" calcext:value-type="float">
            <text:p>0.277896233604379</text:p>
          </table:table-cell>
          <table:table-cell office:value-type="float" office:value="0.0600417617202145" calcext:value-type="float">
            <text:p>0.0600417617202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8294786019818" calcext:value-type="float">
            <text:p>19.8294786019818</text:p>
          </table:table-cell>
          <table:table-cell office:value-type="float" office:value="20" calcext:value-type="float">
            <text:p>20</text:p>
          </table:table-cell>
          <table:table-cell office:value-type="float" office:value="2.60981895365822" calcext:value-type="float">
            <text:p>2.60981895365822</text:p>
          </table:table-cell>
          <table:table-cell office:value-type="float" office:value="1.03449959659972" calcext:value-type="float">
            <text:p>1.03449959659972</text:p>
          </table:table-cell>
          <table:table-cell office:value-type="float" office:value="0.124713416958471" calcext:value-type="float">
            <text:p>0.1247134169584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8294786019818" calcext:value-type="float">
            <text:p>19.8294786019818</text:p>
          </table:table-cell>
          <table:table-cell office:value-type="float" office:value="30" calcext:value-type="float">
            <text:p>30</text:p>
          </table:table-cell>
          <table:table-cell office:value-type="float" office:value="3.7702455846206" calcext:value-type="float">
            <text:p>3.7702455846206</text:p>
          </table:table-cell>
          <table:table-cell office:value-type="float" office:value="2.29268876347283" calcext:value-type="float">
            <text:p>2.29268876347283</text:p>
          </table:table-cell>
          <table:table-cell office:value-type="float" office:value="0.198236260524634" calcext:value-type="float">
            <text:p>0.1982362605246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8294786019818" calcext:value-type="float">
            <text:p>19.8294786019818</text:p>
          </table:table-cell>
          <table:table-cell office:value-type="float" office:value="40" calcext:value-type="float">
            <text:p>40</text:p>
          </table:table-cell>
          <table:table-cell office:value-type="float" office:value="3.79905597603562" calcext:value-type="float">
            <text:p>3.79905597603562</text:p>
          </table:table-cell>
          <table:table-cell office:value-type="float" office:value="3.33448598141404" calcext:value-type="float">
            <text:p>3.33448598141404</text:p>
          </table:table-cell>
          <table:table-cell office:value-type="float" office:value="0.228856974226044" calcext:value-type="float">
            <text:p>0.2288569742260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8294786019818" calcext:value-type="float">
            <text:p>19.8294786019818</text:p>
          </table:table-cell>
          <table:table-cell office:value-type="float" office:value="43" calcext:value-type="float">
            <text:p>43</text:p>
          </table:table-cell>
          <table:table-cell office:value-type="float" office:value="3.48242825968283" calcext:value-type="float">
            <text:p>3.48242825968283</text:p>
          </table:table-cell>
          <table:table-cell office:value-type="float" office:value="3.39287113562226" calcext:value-type="float">
            <text:p>3.39287113562226</text:p>
          </table:table-cell>
          <table:table-cell office:value-type="float" office:value="0.217043507216223" calcext:value-type="float">
            <text:p>0.2170435072162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7327274083805" calcext:value-type="float">
            <text:p>19.7327274083805</text:p>
          </table:table-cell>
          <table:table-cell office:value-type="float" office:value="-5" calcext:value-type="float">
            <text:p>-5</text:p>
          </table:table-cell>
          <table:table-cell office:value-type="float" office:value="-0.430442804905033" calcext:value-type="float">
            <text:p>-0.430442804905033</text:p>
          </table:table-cell>
          <table:table-cell office:value-type="float" office:value="0.0835061283237534" calcext:value-type="float">
            <text:p>0.083506128323753</text:p>
          </table:table-cell>
          <table:table-cell office:value-type="float" office:value="-0.0246148754368911" calcext:value-type="float">
            <text:p>-0.0246148754368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7327274083805" calcext:value-type="float">
            <text:p>19.7327274083805</text:p>
          </table:table-cell>
          <table:table-cell office:value-type="float" office:value="0" calcext:value-type="float">
            <text:p>0</text:p>
          </table:table-cell>
          <table:table-cell office:value-type="float" office:value="0.0740637053366165" calcext:value-type="float">
            <text:p>0.074063705336617</text:p>
          </table:table-cell>
          <table:table-cell office:value-type="float" office:value="0.045608779628128" calcext:value-type="float">
            <text:p>0.045608779628128</text:p>
          </table:table-cell>
          <table:table-cell office:value-type="float" office:value="0.00845244677718104" calcext:value-type="float">
            <text:p>0.0084524467771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7327274083805" calcext:value-type="float">
            <text:p>19.7327274083805</text:p>
          </table:table-cell>
          <table:table-cell office:value-type="float" office:value="10" calcext:value-type="float">
            <text:p>10</text:p>
          </table:table-cell>
          <table:table-cell office:value-type="float" office:value="1.25154281904074" calcext:value-type="float">
            <text:p>1.25154281904074</text:p>
          </table:table-cell>
          <table:table-cell office:value-type="float" office:value="0.266850772687971" calcext:value-type="float">
            <text:p>0.266850772687971</text:p>
          </table:table-cell>
          <table:table-cell office:value-type="float" office:value="0.0712649241089264" calcext:value-type="float">
            <text:p>0.0712649241089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7327274083805" calcext:value-type="float">
            <text:p>19.7327274083805</text:p>
          </table:table-cell>
          <table:table-cell office:value-type="float" office:value="20" calcext:value-type="float">
            <text:p>20</text:p>
          </table:table-cell>
          <table:table-cell office:value-type="float" office:value="2.49263308874163" calcext:value-type="float">
            <text:p>2.49263308874163</text:p>
          </table:table-cell>
          <table:table-cell office:value-type="float" office:value="1.00402257720871" calcext:value-type="float">
            <text:p>1.00402257720871</text:p>
          </table:table-cell>
          <table:table-cell office:value-type="float" office:value="0.121944952216529" calcext:value-type="float">
            <text:p>0.1219449522165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7327274083805" calcext:value-type="float">
            <text:p>19.7327274083805</text:p>
          </table:table-cell>
          <table:table-cell office:value-type="float" office:value="30" calcext:value-type="float">
            <text:p>30</text:p>
          </table:table-cell>
          <table:table-cell office:value-type="float" office:value="3.69275208885496" calcext:value-type="float">
            <text:p>3.69275208885496</text:p>
          </table:table-cell>
          <table:table-cell office:value-type="float" office:value="2.27193371550236" calcext:value-type="float">
            <text:p>2.27193371550236</text:p>
          </table:table-cell>
          <table:table-cell office:value-type="float" office:value="0.190654791419022" calcext:value-type="float">
            <text:p>0.190654791419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7327274083805" calcext:value-type="float">
            <text:p>19.7327274083805</text:p>
          </table:table-cell>
          <table:table-cell office:value-type="float" office:value="40" calcext:value-type="float">
            <text:p>40</text:p>
          </table:table-cell>
          <table:table-cell office:value-type="float" office:value="3.60449188349221" calcext:value-type="float">
            <text:p>3.60449188349221</text:p>
          </table:table-cell>
          <table:table-cell office:value-type="float" office:value="3.18263570753908" calcext:value-type="float">
            <text:p>3.18263570753908</text:p>
          </table:table-cell>
          <table:table-cell office:value-type="float" office:value="0.220252348025843" calcext:value-type="float">
            <text:p>0.2202523480258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7327274083805" calcext:value-type="float">
            <text:p>19.7327274083805</text:p>
          </table:table-cell>
          <table:table-cell office:value-type="float" office:value="44" calcext:value-type="float">
            <text:p>44</text:p>
          </table:table-cell>
          <table:table-cell office:value-type="float" office:value="3.5322014661535" calcext:value-type="float">
            <text:p>3.5322014661535</text:p>
          </table:table-cell>
          <table:table-cell office:value-type="float" office:value="3.57937706557067" calcext:value-type="float">
            <text:p>3.57937706557067</text:p>
          </table:table-cell>
          <table:table-cell office:value-type="float" office:value="0.199728951404041" calcext:value-type="float">
            <text:p>0.1997289514040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9:16:18.973907750</meta:creation-date>
    <dc:date>2017-08-24T19:31:47.520988880</dc:date>
    <meta:editing-duration>PT4M48S</meta:editing-duration>
    <meta:editing-cycles>1</meta:editing-cycles>
    <meta:document-statistic meta:table-count="1" meta:cell-count="222" meta:object-count="0"/>
    <meta:generator>LibreOffice/5.3.1.2$Linux_X86_64 LibreOffice_project/30m0$Build-2</meta:generator>
  </office:meta>
</office:document-meta>
</file>